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/>
          <table:covered-table-cell table:style-name="Default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number-columns-repeated="2" table:style-name="Default"/>
          <table:covered-table-cell table:style-name="ce11"/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number-columns-repeated="2"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table:style-name="Default"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office:value-type="float" office:value="149" calcext:value-type="float">
            <text:p>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table:style-name="Default"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table:style-name="Default"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table:style-name="Default"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table:style-name="Default"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table:style-name="Default"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/>
          <table:table-cell table:style-name="ce3" table:number-columns-repeated="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94" calcext:value-type="float">
            <text:p>12394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5079" calcext:value-type="float">
            <text:p>155079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60" calcext:value-type="float">
            <text:p>12360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6432" calcext:value-type="float">
            <text:p>156432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240" calcext:value-type="float">
            <text:p>8924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800" calcext:value-type="float">
            <text:p>8980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2944" calcext:value-type="float">
            <text:p>12944</text:p>
          </table:table-cell>
          <table:table-cell table:style-name="ce3"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6895" calcext:value-type="float">
            <text:p>66895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3936" calcext:value-type="float">
            <text:p>83936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1840" calcext:value-type="float">
            <text:p>11840</text:p>
          </table:table-cell>
          <table:table-cell table:style-name="ce3"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7277" calcext:value-type="float">
            <text:p>67277</text:p>
          </table:table-cell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2504" calcext:value-type="float">
            <text:p>82504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/>
          <table:table-cell/>
          <table:table-cell table:style-name="ce3" table:number-columns-repeated="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table:number-columns-repeated="4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9T20:43:41.609892291</dc:date>
    <meta:editing-duration>P1DT15H3M26S</meta:editing-duration>
    <meta:editing-cycles>144</meta:editing-cycles>
    <meta:generator>LibreOffice/7.3.7.2$Linux_X86_64 LibreOffice_project/30$Build-2</meta:generator>
    <meta:document-statistic meta:table-count="1" meta:cell-count="447" meta:object-count="0"/>
  </office:meta>
</office:document-meta>
</file>